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ll in all, “Citizen Kane” was truly, as critics ascribe it, a masterpiece. From the storytelling, to the acting, to the plot, to the filming – this is a very well done movie. The only real issue that I had with “Citizen Kane” was its length; it felt slightly boring and overly long-winded at times.</text:p>
      <text:p text:style-name="P1"/>
      <text:p text:style-name="P1"><text:tab/>The first thing I would like to brag about is the storytelling. This movie did a fantastic job of presenting you with just enough information for a given moment. Not only were we given just enough info, Welles was extremely clever in his delivery of said information. I truly enjoyed the progression of the film: from death, to background, to flashbacks to surprise ending. From the very scene in which Kane drops the snow globe and says, “Rosebud,” I was intrigued and wanted to know what it meant.</text:p>
      <text:p text:style-name="P1"/>
      <text:p text:style-name="P1"><text:tab/>Secondly, the acting was superb. Welles brutally and pitifully portrayed Kane and I truly felt sorry for him. From the onset of the film, when we see him die alone, in a huge mansion, Welles convinces us that Kane is a real person and that Kane it pitiful. The actresses who played Kane's lovers also did an excellent job in that both of them slowly grew away from the pitiful man and their doing so was clear and emotional.</text:p>
      <text:p text:style-name="P1"/>
      <text:p text:style-name="P1"><text:tab/>Lastly, I would like to talk about the plot of the film, <text:s/>specifically “Rosebud.” The sled was a very cool twist. It was very interesting, in retrospect, that I was, in essence, watching a movie about a reporter in search of a child's sled. Also, the sled it alluded to multiple time in the movie (of course I can see this clearly now, after the fact). For example, near the beginning when we see Kane first taken away, we see his sled accumulating snow outside. When he picks up the snow-globe it reminds him of his home and his sled and it is sobering to him. Quite frankly, even though everything was there for us to figure it out, the best inclination I had was that “Rosebud” had something to do with his home (because of the snow-globe when we see it later in the mo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4-16T09:50:13</dc:date>
    <meta:editing-duration>PT2H26M33S</meta:editing-duration>
    <meta:editing-cycles>24</meta:editing-cycles>
    <meta:generator>LibreOffice/3.5$Linux_X86_64 LibreOffice_project/350m1$Build-202</meta:generator>
    <meta:document-statistic meta:table-count="0" meta:image-count="0" meta:object-count="0" meta:page-count="1" meta:paragraph-count="4" meta:word-count="368" meta:character-count="2003" meta:non-whitespace-character-count="1634"/>
  </office:meta>
</office:document-meta>
</file>